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edorFormularioRegistro<text:line-break/>|<text:line-break/>|-- h1 (Título)<text:line-break/>|<text:line-break/>|-- form<text:line-break/> <text:s text:c="3"/>|<text:line-break/> <text:s text:c="3"/>|-- form-group<text:line-break/> <text:s text:c="3"/>| <text:s text:c="2"/>|<text:line-break/> <text:s text:c="3"/>| <text:s text:c="2"/>|-- form-sub-group<text:line-break/> <text:s text:c="3"/>| <text:s text:c="2"/>| <text:s text:c="2"/>|<text:line-break/> <text:s text:c="3"/>| <text:s text:c="2"/>| <text:s text:c="2"/>|-- label<text:line-break/> <text:s text:c="3"/>| <text:s text:c="2"/>| <text:s text:c="2"/>|-- input<text:line-break/> <text:s text:c="3"/>| <text:s text:c="2"/>| <text:s text:c="2"/>|-- error-container<text:line-break/> <text:s text:c="3"/>| <text:s text:c="2"/>| <text:s text:c="6"/>|<text:line-break/> <text:s text:c="3"/>| <text:s text:c="2"/>| <text:s text:c="6"/>|-- error<text:line-break/> <text:s text:c="3"/>| <text:s text:c="2"/>|<text:line-break/> <text:s text:c="3"/>| <text:s text:c="2"/>|-- form-sub-group<text:line-break/> <text:s text:c="3"/>| <text:s text:c="6"/>|<text:line-break/> <text:s text:c="3"/>| <text:s text:c="6"/>|-- label<text:line-break/> <text:s text:c="3"/>| <text:s text:c="6"/>|-- input<text:line-break/> <text:s text:c="3"/>| <text:s text:c="6"/>|-- error-container<text:line-break/> <text:s text:c="3"/>| <text:s text:c="10"/>|<text:line-break/> <text:s text:c="3"/>| <text:s text:c="10"/>|-- error<text:line-break/> <text:s text:c="3"/>|<text:line-break/> <text:s text:c="3"/>|-- form-group<text:line-break/> <text:s text:c="3"/>| <text:s text:c="2"/>|<text:line-break/> <text:s text:c="3"/>| <text:s text:c="2"/>|-- form-sub-group<text:line-break/> <text:s text:c="3"/>| <text:s text:c="6"/>|<text:line-break/> <text:s text:c="3"/>| <text:s text:c="6"/>|-- label<text:line-break/> <text:s text:c="3"/>| <text:s text:c="6"/>|-- input<text:line-break/> <text:s text:c="3"/>| <text:s text:c="6"/>|-- error-container<text:line-break/> <text:s text:c="3"/>| <text:s text:c="10"/>|<text:line-break/> <text:s text:c="3"/>| <text:s text:c="10"/>|-- error<text:line-break/> <text:s text:c="3"/>|<text:line-break/> <text:s text:c="3"/>|-- form-group<text:line-break/> <text:s text:c="3"/>| <text:s text:c="2"/>|<text:line-break/> <text:s text:c="3"/>| <text:s text:c="2"/>|-- form-sub-group<text:line-break/> <text:s text:c="3"/>| <text:s text:c="2"/>| <text:s text:c="2"/>|<text:line-break/> <text:s text:c="3"/>| <text:s text:c="2"/>| <text:s text:c="2"/>|-- label<text:line-break/> <text:s text:c="3"/>| <text:s text:c="2"/>| <text:s text:c="2"/>|-- input<text:line-break/> <text:s text:c="3"/>| <text:s text:c="2"/>| <text:s text:c="2"/>|-- error-container<text:line-break/> <text:s text:c="3"/>| <text:s text:c="2"/>| <text:s text:c="6"/>|<text:line-break/> <text:s text:c="3"/>| <text:s text:c="2"/>| <text:s text:c="6"/>|-- error<text:line-break/> <text:s text:c="3"/>| <text:s text:c="2"/>|<text:line-break/> <text:s text:c="3"/>| <text:s text:c="2"/>|-- form-sub-group<text:line-break/> <text:s text:c="3"/>| <text:s text:c="6"/>|<text:line-break/> <text:s text:c="3"/>| <text:s text:c="6"/>|-- label<text:line-break/> <text:s text:c="3"/>| <text:s text:c="6"/>|-- input<text:line-break/> <text:s text:c="3"/>| <text:s text:c="6"/>|-- error-container<text:line-break/> <text:s text:c="3"/>| <text:s text:c="10"/>|<text:line-break/> <text:s text:c="3"/>| <text:s text:c="10"/>|-- error<text:line-break/> <text:s text:c="3"/>|<text:line-break/> <text:s text:c="3"/>|-- div (contenedor del botón)<text:line-break/> <text:s text:c="7"/>|<text:line-break/> <text:s text:c="7"/>|-- button (botón de enví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1:22:36.618000000</meta:creation-date>
    <dc:date>2023-12-04T11:22:59.283000000</dc:date>
    <meta:editing-duration>PT23S</meta:editing-duration>
    <meta:editing-cycles>1</meta:editing-cycles>
    <meta:document-statistic meta:table-count="0" meta:image-count="0" meta:object-count="0" meta:page-count="1" meta:paragraph-count="1" meta:word-count="146" meta:character-count="1074" meta:non-whitespace-character-count="505"/>
    <meta:generator>LibreOffice/7.6.2.1$Windows_X86_64 LibreOffice_project/56f7684011345957bbf33a7ee678afaf4d2ba333</meta:generator>
  </office:meta>
</office:document-meta>
</file>